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423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27cm" fo:min-width="0cm" draw:shadow="hidden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1.499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1.612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3.052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fo:min-height="3.687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2.563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2.134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solid" svg:stroke-color="#000000" draw:fill="none" draw:fill-color="#ffffff" fo:min-height="0.893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1.655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1.782cm"/>
      <style:paragraph-properties style:writing-mode="lr-tb"/>
    </style:style>
    <style:style style:name="gr15" style:family="graphic" style:parent-style-name="standard">
      <style:graphic-properties draw:stroke="solid" svg:stroke-color="#000000" draw:stroke-linejoin="round" svg:stroke-linecap="butt" draw:fill="none" draw:fill-color="#ffffff" fo:min-height="7.751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2.29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2.41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068cm" fo:min-width="1.433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26cm" svg:height="1.673cm" svg:x="8.493cm" svg:y="1.508cm">
          <draw:text-box>
            <text:p>No Tic-Tac-Toe Game Board</text:p>
          </draw:text-box>
        </draw:frame>
        <draw:frame draw:style-name="gr2" draw:text-style-name="P1" draw:layer="layout" svg:width="4.191cm" svg:height="1.977cm" svg:x="14.335cm" svg:y="27.162cm">
          <draw:text-box>
            <text:p>Tic-Tac-Toe Gameboard</text:p>
          </draw:text-box>
        </draw:frame>
        <draw:frame draw:style-name="gr1" draw:text-style-name="P1" draw:layer="layout" svg:width="5.334cm" svg:height="1.673cm" svg:x="1.608cm" svg:y="25.047cm">
          <draw:text-box>
            <text:p>Playfield Created</text:p>
          </draw:text-box>
        </draw:frame>
        <draw:frame draw:style-name="gr3" draw:text-style-name="P1" draw:layer="layout" svg:width="6.477cm" svg:height="0.962cm" svg:x="13.7cm" svg:y="16.367cm">
          <draw:text-box>
            <text:p>Create game pieces</text:p>
          </draw:text-box>
        </draw:frame>
        <draw:frame draw:style-name="gr4" draw:text-style-name="P1" draw:layer="layout" svg:width="4.191cm" svg:height="1.749cm" svg:x="13.573cm" svg:y="4.048cm">
          <draw:text-box>
            <text:p>Define game pieces</text:p>
          </draw:text-box>
        </draw:frame>
        <draw:frame draw:style-name="gr5" draw:text-style-name="P1" draw:layer="layout" svg:width="4.953cm" svg:height="1.27cm" svg:x="1.635cm" svg:y="3.667cm">
          <draw:text-box>
            <text:p>Define Playfield</text:p>
          </draw:text-box>
        </draw:frame>
        <draw:frame draw:style-name="gr6" draw:text-style-name="P1" draw:layer="layout" svg:width="6.812cm" svg:height="1.862cm" svg:x="1.681cm" svg:y="6.631cm">
          <draw:text-box>
            <text:p>Set up playfield[ ] array, length of 9</text:p>
          </draw:text-box>
        </draw:frame>
        <draw:frame draw:style-name="gr7" draw:text-style-name="P1" draw:layer="layout" svg:width="6.858cm" svg:height="3.302cm" svg:x="13.573cm" svg:y="7.35cm">
          <draw:text-box>
            <text:p>Define game pieces as an array xPieces[ ], oPieces[ ]. Length of 9 for each</text:p>
          </draw:text-box>
        </draw:frame>
        <draw:frame draw:style-name="gr8" draw:text-style-name="P1" draw:layer="layout" svg:width="6.477cm" svg:height="3.937cm" svg:x="1.654cm" svg:y="14.281cm">
          <draw:text-box>
            <text:p>In HTML, set up div to contain playfield. Create 9 divs, one for each element of playfield[ ]</text:p>
          </draw:text-box>
        </draw:frame>
        <draw:frame draw:style-name="gr9" draw:text-style-name="P1" draw:layer="layout" svg:width="6.731cm" svg:height="2.813cm" svg:x="1.635cm" svg:y="20.158cm">
          <draw:text-box>
            <text:p>In CSS format HTML playfield to be in a 3*3 grid. </text:p>
          </draw:text-box>
        </draw:frame>
        <draw:frame draw:style-name="gr10" draw:text-style-name="P1" draw:layer="layout" svg:width="6.35cm" svg:height="2.384cm" svg:x="13.573cm" svg:y="12.43cm">
          <draw:text-box>
            <text:p>Populate each array with game pieces (X), (O)</text:p>
          </draw:text-box>
        </draw:frame>
        <draw:frame draw:style-name="gr10" draw:text-style-name="P1" draw:layer="layout" svg:width="7.62cm" svg:height="2.384cm" svg:x="1.727cm" svg:y="10.087cm">
          <draw:text-box>
            <text:p>Fill each element in playfield[ ] with a button that is x by x length</text:p>
          </draw:text-box>
        </draw:frame>
        <draw:line draw:style-name="gr11" draw:text-style-name="P2" draw:layer="layout" svg:x1="13.7cm" svg:y1="2.778cm" svg:x2="14.589cm" svg:y2="3.667cm">
          <text:p/>
        </draw:line>
        <draw:line draw:style-name="gr11" draw:text-style-name="P2" draw:layer="layout" svg:x1="14.751cm" svg:y1="5.953cm" svg:x2="14.751cm" svg:y2="7.223cm">
          <text:p/>
        </draw:line>
        <draw:line draw:style-name="gr11" draw:text-style-name="P2" draw:layer="layout" svg:x1="14.713cm" svg:y1="10.806cm" svg:x2="14.713cm" svg:y2="12.203cm">
          <text:p/>
        </draw:line>
        <draw:line draw:style-name="gr11" draw:text-style-name="P2" draw:layer="layout" svg:x1="14.675cm" svg:y1="15.097cm" svg:x2="14.675cm" svg:y2="16.24cm">
          <text:p/>
        </draw:line>
        <draw:line draw:style-name="gr11" draw:text-style-name="P2" draw:layer="layout" svg:x1="8.366cm" svg:y1="2.27cm" svg:x2="5.699cm" svg:y2="3.54cm">
          <text:p/>
        </draw:line>
        <draw:line draw:style-name="gr11" draw:text-style-name="P2" draw:layer="layout" svg:x1="3.151cm" svg:y1="5.253cm" svg:x2="3.151cm" svg:y2="6.523cm">
          <text:p/>
        </draw:line>
        <draw:line draw:style-name="gr11" draw:text-style-name="P2" draw:layer="layout" svg:x1="3.151cm" svg:y1="8.753cm" svg:x2="3.151cm" svg:y2="10.023cm">
          <text:p/>
        </draw:line>
        <draw:line draw:style-name="gr11" draw:text-style-name="P2" draw:layer="layout" svg:x1="3.151cm" svg:y1="12.853cm" svg:x2="3.151cm" svg:y2="14.123cm">
          <text:p/>
        </draw:line>
        <draw:line draw:style-name="gr11" draw:text-style-name="P2" draw:layer="layout" svg:x1="3.151cm" svg:y1="18.753cm" svg:x2="3.151cm" svg:y2="20.023cm">
          <text:p/>
        </draw:line>
        <draw:line draw:style-name="gr11" draw:text-style-name="P2" draw:layer="layout" svg:x1="3.151cm" svg:y1="23.453cm" svg:x2="3.151cm" svg:y2="24.723cm">
          <text:p/>
        </draw:line>
        <draw:line draw:style-name="gr11" draw:text-style-name="P2" draw:layer="layout" svg:x1="7.223cm" svg:y1="25.892cm" svg:x2="14.081cm" svg:y2="27.035cm">
          <text:p/>
        </draw:line>
        <draw:line draw:style-name="gr11" draw:text-style-name="P2" draw:layer="layout" svg:x1="16.113cm" svg:y1="17.51cm" svg:x2="15.986cm" svg:y2="27.035cm">
          <text:p/>
        </draw:line>
        <draw:frame draw:style-name="gr5" draw:text-style-name="P1" draw:layer="layout" svg:width="4.572cm" svg:height="1.27cm" svg:x="7.223cm" svg:y="30.972cm">
          <draw:text-box>
            <text:p>No Gameplay</text:p>
          </draw:text-box>
        </draw:frame>
        <draw:frame draw:style-name="gr12" draw:text-style-name="P1" draw:layer="layout" svg:width="3.556cm" svg:height="1.143cm" svg:x="6.842cm" svg:y="52.435cm">
          <draw:text-box>
            <text:p>Gameplay</text:p>
          </draw:text-box>
        </draw:frame>
        <draw:line draw:style-name="gr11" draw:text-style-name="P2" draw:layer="layout" svg:x1="14.589cm" svg:y1="29.321cm" svg:x2="9.89cm" svg:y2="30.845cm">
          <text:p/>
        </draw:line>
        <draw:frame draw:style-name="gr13" draw:text-style-name="P3" draw:layer="layout" svg:width="5.334cm" svg:height="1.905cm" svg:x="7.189cm" svg:y="33.317cm">
          <draw:text-box>
            <text:p>If playfield[i]’s button is pressed </text:p>
          </draw:text-box>
        </draw:frame>
        <draw:frame draw:style-name="gr7" draw:text-style-name="P3" draw:layer="layout" svg:width="6.858cm" svg:height="3.806cm" svg:x="14.462cm" svg:y="33.258cm">
          <draw:text-box>
            <text:p>Change playfield from button element to text element with letter “X” or “O”, depending on whose turn it is.</text:p>
          </draw:text-box>
        </draw:frame>
        <draw:frame draw:style-name="gr13" draw:text-style-name="P3" draw:layer="layout" svg:width="7.239cm" svg:height="1.905cm" svg:x="7.096cm" svg:y="38.084cm">
          <draw:text-box>
            <text:p>If win table condition is met by all “X” or “O”</text:p>
          </draw:text-box>
        </draw:frame>
        <draw:frame draw:style-name="gr14" draw:text-style-name="P3" draw:layer="layout" svg:width="7.874cm" svg:height="2.032cm" svg:x="6.969cm" svg:y="41.005cm">
          <draw:text-box>
            <text:p>Game is won by player X or player O</text:p>
          </draw:text-box>
        </draw:frame>
        <draw:frame draw:style-name="gr15" draw:text-style-name="P3" draw:layer="layout" svg:width="6.223cm" svg:height="8.001cm" svg:x="17.51cm" svg:y="37.83cm">
          <draw:text-box>
            <text:p>WIN TABLE:</text:p>
            <text:p>1&amp;2&amp;3 == X or O</text:p>
            <text:p>1&amp;4&amp;7 == X or O</text:p>
            <text:p>1&amp;5&amp;9 == X or O</text:p>
            <text:p>2&amp;5&amp;8 == X or O</text:p>
            <text:p>3&amp;5&amp;7 == X or O</text:p>
            <text:p>3&amp;6&amp;9 == X or O</text:p>
            <text:p>4&amp;5&amp;6 == X or O</text:p>
            <text:p>7&amp;5&amp;3 == X or O</text:p>
            <text:p>7&amp;8&amp;9 == X or O</text:p>
          </draw:text-box>
        </draw:frame>
        <draw:line draw:style-name="gr11" draw:text-style-name="P2" draw:layer="layout" svg:x1="8.747cm" svg:y1="32.369cm" svg:x2="8.747cm" svg:y2="33.385cm">
          <text:p/>
        </draw:line>
        <draw:line draw:style-name="gr11" draw:text-style-name="P2" draw:layer="layout" svg:x1="12.811cm" svg:y1="33.893cm" svg:x2="14.335cm" svg:y2="33.893cm">
          <text:p/>
        </draw:line>
        <draw:line draw:style-name="gr11" draw:text-style-name="P2" draw:layer="layout" svg:x1="14.208cm" svg:y1="35.925cm" svg:x2="11.033cm" svg:y2="37.957cm">
          <text:p/>
        </draw:line>
        <draw:line draw:style-name="gr11" draw:text-style-name="P2" draw:layer="layout" svg:x1="10.144cm" svg:y1="40.243cm" svg:x2="10.144cm" svg:y2="41.132cm">
          <text:p/>
        </draw:line>
        <draw:line draw:style-name="gr11" draw:text-style-name="P2" draw:layer="layout" svg:x1="9.255cm" svg:y1="43.164cm" svg:x2="9.255cm" svg:y2="44.434cm">
          <text:p/>
        </draw:line>
        <draw:frame draw:style-name="gr16" draw:text-style-name="P3" draw:layer="layout" svg:width="7.366cm" svg:height="2.54cm" svg:x="7.096cm" svg:y="44.561cm">
          <draw:text-box>
            <text:p>Button appears asking if they’d like to start a new game.</text:p>
          </draw:text-box>
        </draw:frame>
        <draw:frame draw:style-name="gr17" draw:text-style-name="P3" draw:layer="layout" svg:width="6.604cm" svg:height="2.667cm" svg:x="6.969cm" svg:y="48.117cm">
          <draw:text-box>
            <text:p>If clicked, gameSpaceCreator(); runs</text:p>
          </draw:text-box>
        </draw:frame>
        <draw:line draw:style-name="gr11" draw:text-style-name="P2" draw:layer="layout" svg:x1="9.255cm" svg:y1="46.964cm" svg:x2="9.255cm" svg:y2="48.234cm">
          <text:p/>
        </draw:line>
        <draw:line draw:style-name="gr11" draw:text-style-name="P2" draw:layer="layout" svg:x1="9.128cm" svg:y1="51.165cm" svg:x2="9.128cm" svg:y2="52.435cm">
          <text:p/>
        </draw:line>
        <draw:custom-shape draw:style-name="gr18" draw:text-style-name="P4" draw:layer="layout" svg:width="2.413cm" svg:height="0.635cm" svg:x="14.716cm" svg:y="39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14T09:26:09.705771833</meta:creation-date>
    <meta:generator>LibreOffice/6.4.4.2$MacOSX_X86_64 LibreOffice_project/3d775be2011f3886db32dfd395a6a6d1ca2630ff</meta:generator>
    <dc:date>2020-07-16T11:45:02.291858240</dc:date>
    <meta:editing-duration>PT2H7M7S</meta:editing-duration>
    <meta:editing-cycles>6</meta:editing-cycles>
    <meta:document-statistic meta:object-count="42"/>
  </office:meta>
</office:document-meta>
</file>